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cm" fo:min-width="4.498cm" loext:decorative="false"/>
      <style:paragraph-properties style:writing-mode="lr-tb"/>
    </style:style>
    <style:style style:name="gr2" style:family="graphic" style:parent-style-name="standard">
      <style:graphic-properties draw:stroke="none" draw:fill="none" fo:min-height="0.473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0.31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09cm" fo:min-width="4.498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text-properties fo:font-size="4pt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text-properties fo:font-size="3pt" style:font-size-asian="3pt" style:font-size-complex="3pt"/>
    </style:style>
    <style:style style:name="T1" style:family="text">
      <style:text-properties fo:font-size="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pt" style:font-size-asian="3pt" style:font-size-complex="3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pt" fo:font-style="normal" fo:text-shadow="none" style:text-underline-style="none" fo:font-weight="normal" style:letter-kerning="true" style:font-name-asian="Microsoft YaHei" style:font-size-asian="3pt" style:font-style-asian="normal" style:font-weight-asian="normal" style:font-name-complex="Lucida Sans" style:font-size-complex="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Title" draw:style-name="dp1" draw:master-page-name="Standard">
        <draw:frame draw:style-name="gr1" draw:text-style-name="P2" draw:layer="layout" svg:width="4.998cm" svg:height="2.5cm" svg:x="0.002cm" svg:y="1.25cm">
          <draw:text-box>
            <text:p text:style-name="P1"><text:span text:style-name="T1">${Import $resource:“titleCard“, page:“TitleCard“}</text:span></text:p>
          </draw:text-box>
        </draw:frame>
      </draw:page>
      <draw:page draw:name="BeginTemplateArea" draw:style-name="dp1" draw:master-page-name="Standard">
        <draw:frame draw:style-name="gr1" draw:text-style-name="P2" draw:layer="layout" svg:width="4.998cm" svg:height="2.5cm" svg:x="0.002cm" svg:y="1.25cm">
          <draw:text-box>
            <text:p text:style-name="P1"><text:span text:style-name="T1">${Remove type:“page“, now:false}</text:span></text:p>
            <text:p text:style-name="P1"><text:span text:style-name="T1">${Ignore}</text:span></text:p>
          </draw:text-box>
        </draw:frame>
      </draw:page>
      <draw:page draw:name="PrepareCard" draw:style-name="dp1" draw:master-page-name="Standard">
        <draw:frame draw:style-name="gr2" draw:text-style-name="P3" draw:layer="layout" svg:width="4.842cm" svg:height="0.723cm" svg:x="0.274cm" svg:y="1.406cm">
          <draw:text-box>
            <text:p><text:span text:style-name="T2">${Concat a:“cards[</text:span><text:span text:style-name="T1">“, $b:“cardIndex“, c:“]“, key:“cardPath“, type:“string“}</text:span></text:p>
            <text:p><text:span text:style-name="T1">${Push key:“card“, $$value:“cardPath“}</text:span></text:p>
            <text:p><text:span text:style-name="T2">${Calc $a:“cardIndex“, b:1, operator:“+“, key:“cardIndex“}</text:span></text:p>
          </draw:text-box>
        </draw:frame>
      </draw:page>
      <draw:page draw:name="EndTemplateArea" draw:style-name="dp1" draw:master-page-name="Standard">
        <draw:frame draw:style-name="gr3" draw:text-style-name="P3" draw:layer="layout" svg:width="2.607cm" svg:height="0.566cm" svg:x="1.392cm" svg:y="1.484cm">
          <draw:text-box>
            <text:p text:style-name="P1"><text:span text:style-name="T1">${EndIgnore}</text:span></text:p>
            <text:p><text:span text:style-name="T1">${Remove type:“page“, now:false}</text:span></text:p>
          </draw:text-box>
        </draw:frame>
      </draw:page>
      <draw:page draw:name="CardBuilder" draw:style-name="dp1" draw:master-page-name="Standard">
        <draw:frame draw:style-name="gr4" draw:text-style-name="P4" draw:layer="layout" svg:width="4.998cm" svg:height="4.059cm" svg:x="0.002cm" svg:y="1.35cm">
          <draw:text-box>
            <text:p><text:span text:style-name="T3">${Push key:“cardIndex“, value:0}</text:span></text:p>
            <text:p text:style-name="P1"><text:span text:style-name="T3">${Remove type:“page“, name:“PrepareCard“, now:false}</text:span></text:p>
            <text:p><text:span text:style-name="T3"/></text:p>
            <text:p><text:span text:style-name="T4">${Create name:“pageBackground“, master:“Default“, insertBefore:“</text:span><text:span text:style-name="T3">EndTemplateArea“}</text:span></text:p>
            <text:p><text:span text:style-name="T3">${Import $resource:“cardBackground“, page:“Background“, toPage:“pageBackground“}</text:span></text:p>
            <text:p><text:span text:style-name="T3">${Remove type:“page“, name:“pageBackground“, now:false}</text:span></text:p>
            <text:p><text:span text:style-name="T3"/></text:p>
            <text:p text:style-name="P1"><text:span text:style-name="T4">${Create name:“pageForegroundLight“, master:“Default“, insertBefore:“</text:span><text:span text:style-name="T3">EndTemplateArea“}</text:span></text:p>
            <text:p text:style-name="P1"><text:span text:style-name="T4">${Import $resource:“cardForeground“, page:“ForegroundLight“</text:span><text:span text:style-name="T3">, toPage:“pageForegroundLight“}</text:span></text:p>
            <text:p text:style-name="P1"><text:span text:style-name="T3">${Remove type:“page“, name:“pageForegroundLight“, now:false}</text:span></text:p>
            <text:p text:style-name="P1"><text:span text:style-name="T3"/></text:p>
            <text:p text:style-name="P1"><text:span text:style-name="T4">${Create name:“pageForegroundDark“, master:“Default“, insertBefore:“</text:span><text:span text:style-name="T3">EndTemplateArea“}</text:span></text:p>
            <text:p text:style-name="P1"><text:span text:style-name="T4">${Import $resource:“cardForeground“, page:“ForegroundDark“</text:span><text:span text:style-name="T3">, toPage:“pageForegroundDark“}</text:span></text:p>
            <text:p text:style-name="P1"><text:span text:style-name="T3">${Remove type:“page“, name:“pageForegroundDark“, now:false}</text:span></text:p>
            <text:p><text:span text:style-name="T3"/></text:p>
            <text:p><text:span text:style-name="T3">${For $value:“cards“, $as:“card“}</text:span></text:p>
            <text:p><text:span text:style-name="T3"><text:s text:c="2"/>${Create $name:“card.name“, master:“Default“}</text:span></text:p>
            <text:p text:style-name="P1"><text:span text:style-name="T4"><text:s text:c="2"/>${Copy from:“PrepareCard“, $to:</text:span><text:span text:style-name="T3">“card.name“}</text:span></text:p>
            <text:p text:style-name="P1"><text:span text:style-name="T4"><text:s text:c="2"/>${Copy from:“pageBackground“, $to:</text:span><text:span text:style-name="T3">“card.name“}</text:span></text:p>
            <text:p text:style-name="P1"><text:span text:style-name="T3"><text:s text:c="2"/>${If „$card.element“:“Luft“}</text:span></text:p>
            <text:p text:style-name="P1"><text:span text:style-name="T4"><text:s text:c="4"/>${Copy from:“pageForegroundLight“, $to:</text:span><text:span text:style-name="T3">“card.name“} <text:s text:c="3"/></text:span></text:p>
            <text:p text:style-name="P1"><text:span text:style-name="T3"><text:s text:c="2"/>${EndIf}</text:span></text:p>
            <text:p text:style-name="P1"><text:span text:style-name="T3"><text:s text:c="2"/>${If not:{„$card.element“:“Luft“}}</text:span></text:p>
            <text:p text:style-name="P1"><text:span text:style-name="T4"><text:s text:c="4"/>${Copy from:“pageForegroundDark“, $to:</text:span><text:span text:style-name="T3">“card.name“} <text:s text:c="3"/></text:span></text:p>
            <text:p text:style-name="P1"><text:span text:style-name="T3"><text:s text:c="2"/>${EndIf}</text:span></text:p>
            <text:p><text:span text:style-name="T3">${EndFor}</text:span></text:p>
            <text:p><text:span text:style-name="T3">${Remove type:“page“, now:false}</text:span></text:p>
            <text:p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4-05T17:12:44.601000000</meta:creation-date>
    <dc:date>2025-04-16T12:52:33.180514200</dc:date>
    <meta:editing-duration>PT3H54M40S</meta:editing-duration>
    <meta:editing-cycles>45</meta:editing-cycles>
    <meta:generator>LibreOffice/25.2.2.2$Windows_X86_64 LibreOffice_project/7370d4be9e3cf6031a51beef54ff3bda878e3fac</meta:generator>
    <meta:document-statistic meta:object-count="5"/>
  </office:meta>
</office:document-meta>
</file>